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Normal" style:family="paragraph">
      <style:text-properties fo:font-size="12pt" style:font-size-asian="12pt" style:font-size-complex="12pt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paragraph-properties style:line-height-at-least="0.1979in" fo:background-color="#1E1E1E"/>
    </style:style>
    <style:style style:name="T6" style:parent-style-name="Fuentedepárrafopredeter." style:family="text">
      <style:text-properties fo:font-size="12pt" style:font-size-asian="12pt" style:font-size-complex="12pt"/>
    </style:style>
    <style:style style:name="T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8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P9" style:parent-style-name="Normal" style:family="paragraph">
      <style:paragraph-properties fo:margin-bottom="0in" style:line-height-at-least="0.1979in" fo:background-color="#1E1E1E"/>
    </style:style>
    <style:style style:name="T1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1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P12" style:parent-style-name="Normal" style:family="paragraph">
      <style:paragraph-properties fo:margin-bottom="0in" style:line-height-at-least="0.1979in" fo:background-color="#1E1E1E"/>
    </style:style>
    <style:style style:name="T1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4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P15" style:parent-style-name="Normal" style:family="paragraph">
      <style:paragraph-properties fo:margin-bottom="0in" style:line-height-at-least="0.1979in" fo:background-color="#1E1E1E"/>
    </style:style>
    <style:style style:name="T16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1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8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1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0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2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2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2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4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2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2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27" style:parent-style-name="Normal" style:family="paragraph">
      <style:paragraph-properties fo:margin-bottom="0in" style:line-height-at-least="0.1979in" fo:background-color="#1E1E1E"/>
    </style:style>
    <style:style style:name="T2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9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P30" style:parent-style-name="Normal" style:family="paragraph">
      <style:paragraph-properties fo:margin-bottom="0in" style:line-height-at-least="0.1979in" fo:background-color="#1E1E1E"/>
    </style:style>
    <style:style style:name="T3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2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3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4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3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6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8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3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0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42" style:parent-style-name="Normal" style:family="paragraph">
      <style:paragraph-properties fo:margin-bottom="0in" style:line-height-at-least="0.1979in" fo:background-color="#1E1E1E"/>
    </style:style>
    <style:style style:name="T4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4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4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6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4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8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4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5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51" style:parent-style-name="Normal" style:family="paragraph">
      <style:paragraph-properties fo:margin-bottom="0in" style:line-height-at-least="0.1979in" fo:background-color="#1E1E1E"/>
    </style:style>
    <style:style style:name="T5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3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P54" style:parent-style-name="Normal" style:family="paragraph">
      <style:paragraph-properties fo:margin-bottom="0in" style:line-height-at-least="0.1979in" fo:background-color="#1E1E1E"/>
    </style:style>
    <style:style style:name="T5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6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5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8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5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0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6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62" style:parent-style-name="Normal" style:family="paragraph">
      <style:paragraph-properties fo:margin-bottom="0in" style:line-height-at-least="0.1979in" fo:background-color="#1E1E1E"/>
    </style:style>
    <style:style style:name="T6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4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6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6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6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8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6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7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71" style:parent-style-name="Normal" style:family="paragraph">
      <style:paragraph-properties fo:margin-bottom="0in" style:line-height-at-least="0.1979in" fo:background-color="#1E1E1E"/>
    </style:style>
    <style:style style:name="T7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3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7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5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7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77" style:parent-style-name="Normal" style:family="paragraph">
      <style:text-properties fo:font-size="12pt" style:font-size-asian="12pt" style:font-size-complex="12pt"/>
    </style:style>
    <style:style style:name="P78" style:parent-style-name="Normal" style:family="paragraph">
      <style:text-properties fo:font-size="12pt" style:font-size-asian="12pt" style:font-size-complex="12pt"/>
    </style:style>
    <style:style style:name="P79" style:parent-style-name="Normal" style:family="paragraph">
      <style:paragraph-properties style:line-height-at-least="0.1979in" fo:background-color="#1E1E1E"/>
    </style:style>
    <style:style style:name="T80" style:parent-style-name="Fuentedepárrafopredeter." style:family="text">
      <style:text-properties fo:font-size="12pt" style:font-size-asian="12pt" style:font-size-complex="12pt"/>
    </style:style>
    <style:style style:name="T8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82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P83" style:parent-style-name="Normal" style:family="paragraph">
      <style:paragraph-properties fo:margin-bottom="0in" style:line-height-at-least="0.1979in" fo:background-color="#1E1E1E"/>
    </style:style>
    <style:style style:name="T8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85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8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87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8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89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9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91" style:parent-style-name="Normal" style:family="paragraph">
      <style:paragraph-properties fo:margin-bottom="0in" style:line-height-at-least="0.1979in" fo:background-color="#1E1E1E"/>
    </style:style>
    <style:style style:name="T92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9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94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9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96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9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98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9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00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10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102" style:parent-style-name="Normal" style:family="paragraph">
      <style:paragraph-properties fo:margin-bottom="0in" style:line-height-at-least="0.1979in" fo:background-color="#1E1E1E"/>
    </style:style>
    <style:style style:name="T10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04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P105" style:parent-style-name="Normal" style:family="paragraph">
      <style:paragraph-properties fo:margin-bottom="0in" style:line-height-at-least="0.1979in" fo:background-color="#1E1E1E"/>
    </style:style>
    <style:style style:name="T10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07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10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09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11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11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1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13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11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15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1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117" style:parent-style-name="Normal" style:family="paragraph">
      <style:paragraph-properties fo:margin-bottom="0in" style:line-height-at-least="0.1979in" fo:background-color="#1E1E1E"/>
    </style:style>
    <style:style style:name="T11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19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12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21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12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23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12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25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12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27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12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129" style:parent-style-name="Normal" style:family="paragraph">
      <style:paragraph-properties fo:margin-bottom="0in" style:line-height-at-least="0.1979in" fo:background-color="#1E1E1E"/>
    </style:style>
    <style:style style:name="T13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31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13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33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13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135" style:parent-style-name="Normal" style:family="paragraph">
      <style:text-properties fo:font-size="12pt" style:font-size-asian="12pt" style:font-size-complex="12pt"/>
    </style:style>
    <style:style style:name="P136" style:parent-style-name="Normal" style:family="paragraph">
      <style:text-properties fo:font-size="12pt" style:font-size-asian="12pt" style:font-size-complex="12pt"/>
    </style:style>
    <style:style style:name="P13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138" style:parent-style-name="Normal" style:family="paragraph">
      <style:paragraph-properties fo:margin-bottom="0in" style:line-height-at-least="0.1979in" fo:background-color="#1E1E1E"/>
    </style:style>
    <style:style style:name="T13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40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14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42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14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144" style:parent-style-name="Normal" style:family="paragraph">
      <style:paragraph-properties fo:margin-bottom="0in" style:line-height-at-least="0.1979in" fo:background-color="#1E1E1E"/>
    </style:style>
    <style:style style:name="T14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46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14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48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14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50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15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152" style:parent-style-name="Normal" style:family="paragraph">
      <style:text-properties fo:font-size="12pt" style:font-size-asian="12pt" style:font-size-complex="12pt"/>
    </style:style>
    <style:style style:name="P153" style:parent-style-name="Normal" style:family="paragraph">
      <style:text-properties fo:font-size="12pt" style:font-size-asian="12pt" style:font-size-complex="12pt"/>
    </style:style>
    <style:style style:name="P154" style:parent-style-name="Normal" style:family="paragraph">
      <style:paragraph-properties fo:margin-bottom="0in" style:line-height-at-least="0.1979in" fo:background-color="#1E1E1E"/>
    </style:style>
    <style:style style:name="T15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56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P157" style:parent-style-name="Normal" style:family="paragraph">
      <style:paragraph-properties fo:margin-bottom="0in" style:line-height-at-least="0.1979in" fo:background-color="#1E1E1E"/>
    </style:style>
    <style:style style:name="T15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59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P160" style:parent-style-name="Normal" style:family="paragraph">
      <style:paragraph-properties fo:margin-bottom="0in" style:line-height-at-least="0.1979in" fo:background-color="#1E1E1E"/>
    </style:style>
    <style:style style:name="T16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62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16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64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16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66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16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168" style:parent-style-name="Normal" style:family="paragraph">
      <style:paragraph-properties fo:margin-bottom="0in" style:line-height-at-least="0.1979in" fo:background-color="#1E1E1E"/>
    </style:style>
    <style:style style:name="T16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70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17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72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17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174" style:parent-style-name="Normal" style:family="paragraph">
      <style:text-properties fo:font-size="12pt" style:font-size-asian="12pt" style:font-size-complex="12pt"/>
    </style:style>
    <style:style style:name="P175" style:parent-style-name="Normal" style:family="paragraph">
      <style:text-properties fo:font-size="12pt" style:font-size-asian="12pt" style:font-size-complex="12pt"/>
    </style:style>
    <style:style style:name="P176" style:parent-style-name="Normal" style:family="paragraph">
      <style:text-properties fo:font-size="12pt" style:font-size-asian="12pt" style:font-size-complex="12pt"/>
    </style:style>
    <style:style style:name="P177" style:parent-style-name="Normal" style:family="paragraph">
      <style:paragraph-properties fo:margin-bottom="0in" style:line-height-at-least="0.1979in" fo:background-color="#1E1E1E"/>
    </style:style>
    <style:style style:name="T17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79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P180" style:parent-style-name="Normal" style:family="paragraph">
      <style:paragraph-properties fo:margin-bottom="0in" style:line-height-at-least="0.1979in" fo:background-color="#1E1E1E"/>
    </style:style>
    <style:style style:name="T181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18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83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18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85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18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18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188" style:parent-style-name="Normal" style:family="paragraph">
      <style:paragraph-properties fo:margin-bottom="0in" style:line-height-at-least="0.1979in" fo:background-color="#1E1E1E"/>
    </style:style>
    <style:style style:name="T18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90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19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92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19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94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19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19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197" style:parent-style-name="Normal" style:family="paragraph">
      <style:paragraph-properties fo:margin-bottom="0in" style:line-height-at-least="0.1979in" fo:background-color="#1E1E1E"/>
    </style:style>
    <style:style style:name="T19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99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P200" style:parent-style-name="Normal" style:family="paragraph">
      <style:paragraph-properties fo:margin-bottom="0in" style:line-height-at-least="0.1979in" fo:background-color="#1E1E1E"/>
    </style:style>
    <style:style style:name="T20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02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20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04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0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06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20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08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20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210" style:parent-style-name="Normal" style:family="paragraph">
      <style:paragraph-properties fo:margin-bottom="0in" style:line-height-at-least="0.1979in" fo:background-color="#1E1E1E"/>
    </style:style>
    <style:style style:name="T21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12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21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14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21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16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21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21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21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220" style:parent-style-name="Normal" style:family="paragraph">
      <style:paragraph-properties fo:margin-bottom="0in" style:line-height-at-least="0.1979in" fo:background-color="#1E1E1E"/>
    </style:style>
    <style:style style:name="T22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22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22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24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2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26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22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228" style:parent-style-name="Normal" style:family="paragraph">
      <style:paragraph-properties fo:margin-bottom="0in" style:line-height-at-least="0.1979in" fo:background-color="#1E1E1E"/>
    </style:style>
    <style:style style:name="T22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30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23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32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23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34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23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36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3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238" style:parent-style-name="Normal" style:family="paragraph">
      <style:paragraph-properties fo:margin-bottom="0in" style:line-height-at-least="0.1979in" fo:background-color="#1E1E1E"/>
    </style:style>
    <style:style style:name="T23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40" style:parent-style-name="Fuentedepárrafopredeter." style:family="text">
      <style:text-properties style:font-name="Consolas" style:font-name-asian="Times New Roman" fo:color="#C586C0" fo:font-size="10.5pt" style:font-size-asian="10.5pt" style:font-size-complex="10.5pt" style:language-asian="es" style:country-asian="ES"/>
    </style:style>
    <style:style style:name="T24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42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24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44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24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46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4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24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24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250" style:parent-style-name="Normal" style:family="paragraph">
      <style:text-properties fo:font-size="12pt" style:font-size-asian="12pt" style:font-size-complex="12pt"/>
    </style:style>
    <style:style style:name="P251" style:parent-style-name="Normal" style:family="paragraph">
      <style:text-properties fo:font-size="12pt" style:font-size-asian="12pt" style:font-size-complex="12pt"/>
    </style:style>
    <style:style style:name="P25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253" style:parent-style-name="Normal" style:family="paragraph">
      <style:paragraph-properties fo:margin-bottom="0in" style:line-height-at-least="0.1979in" fo:background-color="#1E1E1E"/>
    </style:style>
    <style:style style:name="T25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55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25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57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25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259" style:parent-style-name="Normal" style:family="paragraph">
      <style:paragraph-properties fo:margin-bottom="0in" style:line-height-at-least="0.1979in" fo:background-color="#1E1E1E"/>
    </style:style>
    <style:style style:name="T26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61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26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63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6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65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26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67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26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269" style:parent-style-name="Normal" style:family="paragraph">
      <style:text-properties fo:font-size="12pt" style:font-size-asian="12pt" style:font-size-complex="12pt"/>
    </style:style>
    <style:style style:name="P270" style:parent-style-name="Normal" style:family="paragraph">
      <style:text-properties fo:font-size="12pt" style:font-size-asian="12pt" style:font-size-complex="12pt"/>
    </style:style>
    <style:style style:name="P271" style:parent-style-name="Normal" style:family="paragraph">
      <style:paragraph-properties fo:margin-bottom="0in" style:line-height-at-least="0.1979in" fo:background-color="#1E1E1E"/>
    </style:style>
    <style:style style:name="T27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73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P274" style:parent-style-name="Normal" style:family="paragraph">
      <style:paragraph-properties fo:margin-bottom="0in" style:line-height-at-least="0.1979in" fo:background-color="#1E1E1E"/>
    </style:style>
    <style:style style:name="T275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27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77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27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79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28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81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28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83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28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85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28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28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288" style:parent-style-name="Normal" style:family="paragraph">
      <style:paragraph-properties fo:margin-bottom="0in" style:line-height-at-least="0.1979in" fo:background-color="#1E1E1E"/>
    </style:style>
    <style:style style:name="T28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90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P291" style:parent-style-name="Normal" style:family="paragraph">
      <style:paragraph-properties fo:margin-bottom="0in" style:line-height-at-least="0.1979in" fo:background-color="#1E1E1E"/>
    </style:style>
    <style:style style:name="T29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93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29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95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29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97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29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29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300" style:parent-style-name="Normal" style:family="paragraph">
      <style:paragraph-properties fo:margin-bottom="0in" style:line-height-at-least="0.1979in" fo:background-color="#1E1E1E"/>
    </style:style>
    <style:style style:name="T30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02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P303" style:parent-style-name="Normal" style:family="paragraph">
      <style:paragraph-properties fo:margin-bottom="0in" style:line-height-at-least="0.1979in" fo:background-color="#1E1E1E"/>
    </style:style>
    <style:style style:name="T30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05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30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07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30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09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31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11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31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13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31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15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31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17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31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319" style:parent-style-name="Normal" style:family="paragraph">
      <style:paragraph-properties fo:margin-bottom="0in" style:line-height-at-least="0.1979in" fo:background-color="#1E1E1E"/>
    </style:style>
    <style:style style:name="T32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21" style:parent-style-name="Fuentedepárrafopredeter." style:family="text">
      <style:text-properties style:font-name="Consolas" style:font-name-asian="Times New Roman" fo:color="#C586C0" fo:font-size="10.5pt" style:font-size-asian="10.5pt" style:font-size-complex="10.5pt" style:language-asian="es" style:country-asian="ES"/>
    </style:style>
    <style:style style:name="T32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23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32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25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32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32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32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329" style:parent-style-name="Normal" style:family="paragraph">
      <style:paragraph-properties fo:margin-bottom="0in" style:line-height-at-least="0.1979in" fo:background-color="#1E1E1E"/>
    </style:style>
    <style:style style:name="T33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3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32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P333" style:parent-style-name="Normal" style:family="paragraph">
      <style:paragraph-properties fo:margin-bottom="0in" style:line-height-at-least="0.1979in" fo:background-color="#1E1E1E"/>
    </style:style>
    <style:style style:name="T33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35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33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37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33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39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34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41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34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43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34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45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34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47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34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49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35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51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35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353" style:parent-style-name="Normal" style:family="paragraph">
      <style:paragraph-properties fo:margin-bottom="0in" style:line-height-at-least="0.1979in" fo:background-color="#1E1E1E"/>
    </style:style>
    <style:style style:name="T35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55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35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57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35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59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36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61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36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63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36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65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36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367" style:parent-style-name="Normal" style:family="paragraph">
      <style:paragraph-properties fo:margin-bottom="0in" style:line-height-at-least="0.1979in" fo:background-color="#1E1E1E"/>
    </style:style>
    <style:style style:name="T36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69" style:parent-style-name="Fuentedepárrafopredeter." style:family="text">
      <style:text-properties style:font-name="Consolas" style:font-name-asian="Times New Roman" fo:color="#C586C0" fo:font-size="10.5pt" style:font-size-asian="10.5pt" style:font-size-complex="10.5pt" style:language-asian="es" style:country-asian="ES"/>
    </style:style>
    <style:style style:name="T37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71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37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73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37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375" style:parent-style-name="Normal" style:family="paragraph">
      <style:paragraph-properties fo:margin-bottom="0in" style:line-height-at-least="0.1979in" fo:background-color="#1E1E1E"/>
    </style:style>
    <style:style style:name="T37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77" style:parent-style-name="Fuentedepárrafopredeter." style:family="text">
      <style:text-properties style:font-name="Consolas" style:font-name-asian="Times New Roman" fo:color="#C586C0" fo:font-size="10.5pt" style:font-size-asian="10.5pt" style:font-size-complex="10.5pt" style:language-asian="es" style:country-asian="ES"/>
    </style:style>
    <style:style style:name="T37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79" style:parent-style-name="Fuentedepárrafopredeter." style:family="text">
      <style:text-properties style:font-name="Consolas" style:font-name-asian="Times New Roman" fo:color="#C586C0" fo:font-size="10.5pt" style:font-size-asian="10.5pt" style:font-size-complex="10.5pt" style:language-asian="es" style:country-asian="ES"/>
    </style:style>
    <style:style style:name="T38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81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38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83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38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85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8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387" style:parent-style-name="Normal" style:family="paragraph">
      <style:paragraph-properties fo:margin-bottom="0in" style:line-height-at-least="0.1979in" fo:background-color="#1E1E1E"/>
    </style:style>
    <style:style style:name="T38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89" style:parent-style-name="Fuentedepárrafopredeter." style:family="text">
      <style:text-properties style:font-name="Consolas" style:font-name-asian="Times New Roman" fo:color="#C586C0" fo:font-size="10.5pt" style:font-size-asian="10.5pt" style:font-size-complex="10.5pt" style:language-asian="es" style:country-asian="ES"/>
    </style:style>
    <style:style style:name="T39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391" style:parent-style-name="Normal" style:family="paragraph">
      <style:paragraph-properties fo:margin-bottom="0in" style:line-height-at-least="0.1979in" fo:background-color="#1E1E1E"/>
    </style:style>
    <style:style style:name="T39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93" style:parent-style-name="Fuentedepárrafopredeter." style:family="text">
      <style:text-properties style:font-name="Consolas" style:font-name-asian="Times New Roman" fo:color="#C586C0" fo:font-size="10.5pt" style:font-size-asian="10.5pt" style:font-size-complex="10.5pt" style:language-asian="es" style:country-asian="ES"/>
    </style:style>
    <style:style style:name="T39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95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39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39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39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399" style:parent-style-name="Normal" style:family="paragraph">
      <style:text-properties fo:font-size="12pt" style:font-size-asian="12pt" style:font-size-complex="12pt"/>
    </style:style>
    <style:style style:name="P400" style:parent-style-name="Normal" style:family="paragraph">
      <style:text-properties fo:font-size="12pt" style:font-size-asian="12pt" style:font-size-complex="12pt"/>
    </style:style>
    <style:style style:name="P401" style:parent-style-name="Normal" style:family="paragraph">
      <style:text-properties fo:font-size="12pt" style:font-size-asian="12pt" style:font-size-complex="12pt"/>
    </style:style>
    <style:style style:name="P402" style:parent-style-name="Normal" style:family="paragraph">
      <style:text-properties fo:font-size="12pt" style:font-size-asian="12pt" style:font-size-complex="12pt"/>
    </style:style>
    <style:style style:name="P403" style:parent-style-name="Normal" style:family="paragraph">
      <style:text-properties fo:font-size="12pt" style:font-size-asian="12pt" style:font-size-complex="12pt"/>
    </style:style>
    <style:style style:name="P404" style:parent-style-name="Normal" style:family="paragraph">
      <style:text-properties fo:font-size="12pt" style:font-size-asian="12pt" style:font-size-complex="12pt"/>
    </style:style>
    <style:style style:name="P405" style:parent-style-name="Normal" style:family="paragraph">
      <style:text-properties fo:font-size="12pt" style:font-size-asian="12pt" style:font-size-complex="12pt"/>
    </style:style>
    <style:style style:name="P406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40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08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P409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41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11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41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13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41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415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416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41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18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41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20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42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42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 fo:hyphenate="true"/>
    </style:style>
    <style:style style:name="P423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42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25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P426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42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28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42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30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43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32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43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434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43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36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43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38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43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40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44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42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44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44" style:parent-style-name="Fuentedepárrafopredeter." style:family="text">
      <style:text-properties style:font-name="Consolas" style:font-name-asian="Times New Roman" fo:color="#4FC1FF" fo:font-size="10.5pt" style:font-size-asian="10.5pt" style:font-size-complex="10.5pt" style:language-asian="es" style:country-asian="ES"/>
    </style:style>
    <style:style style:name="T44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46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44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44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 fo:hyphenate="true"/>
    </style:style>
    <style:style style:name="P449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45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51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45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53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45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55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45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457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45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59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46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61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46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63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46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65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46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67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46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469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47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71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47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73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47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75" style:parent-style-name="Fuentedepárrafopredeter." style:family="text">
      <style:text-properties style:font-name="Consolas" style:font-name-asian="Times New Roman" fo:color="#4FC1FF" fo:font-size="10.5pt" style:font-size-asian="10.5pt" style:font-size-complex="10.5pt" style:language-asian="es" style:country-asian="ES"/>
    </style:style>
    <style:style style:name="T47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477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47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79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48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81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48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83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48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85" style:parent-style-name="Fuentedepárrafopredeter." style:family="text">
      <style:text-properties style:font-name="Consolas" style:font-name-asian="Times New Roman" fo:color="#C586C0" fo:font-size="10.5pt" style:font-size-asian="10.5pt" style:font-size-complex="10.5pt" style:language-asian="es" style:country-asian="ES"/>
    </style:style>
    <style:style style:name="T48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87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48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489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49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91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49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93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49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95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49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97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49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99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50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501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0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03" style:parent-style-name="Fuentedepárrafopredeter." style:family="text">
      <style:text-properties style:font-name="Consolas" style:font-name-asian="Times New Roman" fo:color="#C586C0" fo:font-size="10.5pt" style:font-size-asian="10.5pt" style:font-size-complex="10.5pt" style:language-asian="es" style:country-asian="ES"/>
    </style:style>
    <style:style style:name="T50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05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50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50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 fo:hyphenate="true"/>
    </style:style>
    <style:style style:name="P508" style:parent-style-name="Normal" style:family="paragraph">
      <style:text-properties fo:font-size="12pt" style:font-size-asian="12pt" style:font-size-complex="12pt"/>
    </style:style>
    <style:style style:name="P509" style:parent-style-name="Normal" style:family="paragraph">
      <style:text-properties fo:font-size="12pt" style:font-size-asian="12pt" style:font-size-complex="12pt"/>
    </style:style>
    <style:style style:name="P510" style:parent-style-name="Normal" style:family="paragraph">
      <style:text-properties fo:font-size="12pt" style:font-size-asian="12pt" style:font-size-complex="12pt"/>
    </style:style>
    <style:style style:name="P511" style:parent-style-name="Normal" style:family="paragraph">
      <style:text-properties fo:font-size="12pt" style:font-size-asian="12pt" style:font-size-complex="12pt"/>
    </style:style>
    <style:style style:name="P512" style:parent-style-name="Normal" style:family="paragraph">
      <style:text-properties fo:font-size="12pt" style:font-size-asian="12pt" style:font-size-complex="12pt"/>
    </style:style>
    <style:style style:name="P513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14" style:parent-style-name="Fuentedepárrafopredeter." style:family="text">
      <style:text-properties style:font-name="Consolas" style:font-name-asian="Times New Roman" fo:color="#F44747" fo:font-size="10.5pt" style:font-size-asian="10.5pt" style:font-size-complex="10.5pt" style:language-asian="es" style:country-asian="ES"/>
    </style:style>
    <style:style style:name="T51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516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17" style:parent-style-name="Fuentedepárrafopredeter." style:family="text">
      <style:text-properties style:font-name="Consolas" style:font-name-asian="Times New Roman" fo:color="#F44747" fo:font-size="10.5pt" style:font-size-asian="10.5pt" style:font-size-complex="10.5pt" style:language-asian="es" style:country-asian="ES"/>
    </style:style>
    <style:style style:name="T51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519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20" style:parent-style-name="Fuentedepárrafopredeter." style:family="text">
      <style:text-properties style:font-name="Consolas" style:font-name-asian="Times New Roman" fo:color="#F44747" fo:font-size="10.5pt" style:font-size-asian="10.5pt" style:font-size-complex="10.5pt" style:language-asian="es" style:country-asian="ES"/>
    </style:style>
    <style:style style:name="T52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522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23" style:parent-style-name="Fuentedepárrafopredeter." style:family="text">
      <style:text-properties style:font-name="Consolas" style:font-name-asian="Times New Roman" fo:color="#F44747" fo:font-size="10.5pt" style:font-size-asian="10.5pt" style:font-size-complex="10.5pt" style:language-asian="es" style:country-asian="ES"/>
    </style:style>
    <style:style style:name="T52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525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26" style:parent-style-name="Fuentedepárrafopredeter." style:family="text">
      <style:text-properties style:font-name="Consolas" style:font-name-asian="Times New Roman" fo:color="#F44747" fo:font-size="10.5pt" style:font-size-asian="10.5pt" style:font-size-complex="10.5pt" style:language-asian="es" style:country-asian="ES"/>
    </style:style>
    <style:style style:name="T52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528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29" style:parent-style-name="Fuentedepárrafopredeter." style:family="text">
      <style:text-properties style:font-name="Consolas" style:font-name-asian="Times New Roman" fo:color="#F44747" fo:font-size="10.5pt" style:font-size-asian="10.5pt" style:font-size-complex="10.5pt" style:language-asian="es" style:country-asian="ES"/>
    </style:style>
    <style:style style:name="T53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531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32" style:parent-style-name="Fuentedepárrafopredeter." style:family="text">
      <style:text-properties style:font-name="Consolas" style:font-name-asian="Times New Roman" fo:color="#F44747" fo:font-size="10.5pt" style:font-size-asian="10.5pt" style:font-size-complex="10.5pt" style:language-asian="es" style:country-asian="ES"/>
    </style:style>
    <style:style style:name="T53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53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 fo:hyphenate="true"/>
    </style:style>
    <style:style style:name="P535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36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T537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53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39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54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41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542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P54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 fo:hyphenate="true"/>
    </style:style>
    <style:style style:name="P544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4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46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T547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548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P549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5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51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T552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55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54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55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56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55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58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55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60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561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P562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6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64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T565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56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67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56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69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570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P571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7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73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T574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57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76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57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78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57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80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58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82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583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P584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8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86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T587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58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89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59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91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59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93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59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95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596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P597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9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99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T600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60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02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60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04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605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P606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60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08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T609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61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11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61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13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61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15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61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17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61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19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62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21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62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23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62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25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626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P627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62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29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T630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631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P632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63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34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T635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636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P637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63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39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T640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64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42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64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44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645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P646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64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48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T649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65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51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65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53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654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P655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65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57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T658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65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60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66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62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66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64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66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66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66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68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66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70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671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P672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67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74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T675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67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77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67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79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68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81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68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83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684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T68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86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T687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688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P689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69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91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T692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693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P694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69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96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T697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698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P699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70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01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T702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703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P704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70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06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T707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708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P709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710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T711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712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P71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 fo:hyphenate="true"/>
    </style:style>
    <style:style style:name="P714" style:parent-style-name="Normal" style:family="paragraph">
      <style:text-properties fo:font-size="12pt" style:font-size-asian="12pt" style:font-size-complex="12pt"/>
    </style:style>
    <style:style style:name="P715" style:parent-style-name="Normal" style:family="paragraph">
      <style:text-properties fo:font-size="12pt" style:font-size-asian="12pt" style:font-size-complex="12pt"/>
    </style:style>
    <style:style style:name="P716" style:parent-style-name="Normal" style:family="paragraph">
      <style:text-properties fo:font-size="12pt" style:font-size-asian="12pt" style:font-size-complex="12pt"/>
    </style:style>
    <style:style style:name="P717" style:parent-style-name="Normal" style:family="paragraph">
      <style:text-properties fo:font-size="12pt" style:font-size-asian="12pt" style:font-size-complex="12pt"/>
    </style:style>
    <style:style style:name="P718" style:parent-style-name="Normal" style:family="paragraph">
      <style:text-properties fo:font-size="12pt" style:font-size-asian="12pt" style:font-size-complex="12pt"/>
    </style:style>
    <style:style style:name="P719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72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21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72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23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72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25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72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727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72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29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73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31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73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33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73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35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73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37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73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39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74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41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74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43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74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45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74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47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74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749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75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51" style:parent-style-name="Fuentedepárrafopredeter." style:family="text">
      <style:text-properties style:font-name="Consolas" style:font-name-asian="Times New Roman" fo:color="#4EC9B0" fo:font-size="10.5pt" style:font-size-asian="10.5pt" style:font-size-complex="10.5pt" style:language-asian="es" style:country-asian="ES"/>
    </style:style>
    <style:style style:name="T75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53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75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55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75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757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75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59" style:parent-style-name="Fuentedepárrafopredeter." style:family="text">
      <style:text-properties style:font-name="Consolas" style:font-name-asian="Times New Roman" fo:color="#C586C0" fo:font-size="10.5pt" style:font-size-asian="10.5pt" style:font-size-complex="10.5pt" style:language-asian="es" style:country-asian="ES"/>
    </style:style>
    <style:style style:name="T76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61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76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63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76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765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76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67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76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69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77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71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77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73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77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775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77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77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77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79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78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81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78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83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78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85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78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787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78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89" style:parent-style-name="Fuentedepárrafopredeter." style:family="text">
      <style:text-properties style:font-name="Consolas" style:font-name-asian="Times New Roman" fo:color="#C586C0" fo:font-size="10.5pt" style:font-size-asian="10.5pt" style:font-size-complex="10.5pt" style:language-asian="es" style:country-asian="ES"/>
    </style:style>
    <style:style style:name="T79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91" style:parent-style-name="Fuentedepárrafopredeter." style:family="text">
      <style:text-properties style:font-name="Consolas" style:font-name-asian="Times New Roman" fo:color="#4FC1FF" fo:font-size="10.5pt" style:font-size-asian="10.5pt" style:font-size-complex="10.5pt" style:language-asian="es" style:country-asian="ES"/>
    </style:style>
    <style:style style:name="T79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793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79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95" style:parent-style-name="Fuentedepárrafopredeter." style:family="text">
      <style:text-properties style:font-name="Consolas" style:font-name-asian="Times New Roman" fo:color="#C586C0" fo:font-size="10.5pt" style:font-size-asian="10.5pt" style:font-size-complex="10.5pt" style:language-asian="es" style:country-asian="ES"/>
    </style:style>
    <style:style style:name="T79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797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79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99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80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801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80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803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80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805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80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807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80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809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81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811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81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813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81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81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 fo:hyphenate="true"/>
    </style:style>
    <style:style style:name="P816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81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818" style:parent-style-name="Fuentedepárrafopredeter." style:family="text">
      <style:text-properties style:font-name="Consolas" style:font-name-asian="Times New Roman" fo:color="#C586C0" fo:font-size="10.5pt" style:font-size-asian="10.5pt" style:font-size-complex="10.5pt" style:language-asian="es" style:country-asian="ES"/>
    </style:style>
    <style:style style:name="T81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820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82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82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 fo:hyphenate="true"/>
    </style:style>
    <style:style style:name="P823" style:parent-style-name="Normal" style:family="paragraph">
      <style:text-properties fo:font-size="12pt" style:font-size-asian="12pt" style:font-size-complex="12pt"/>
    </style:style>
    <style:style style:name="P824" style:parent-style-name="Normal" style:family="paragraph">
      <style:text-properties fo:font-size="12pt" style:font-size-asian="12pt" style:font-size-complex="12pt"/>
    </style:style>
    <style:style style:name="P825" style:parent-style-name="Normal" style:family="paragraph">
      <style:text-properties fo:font-size="12pt" style:font-size-asian="12pt" style:font-size-complex="12pt"/>
    </style:style>
    <style:style style:name="P826" style:parent-style-name="Normal" style:family="paragraph">
      <style:text-properties fo:font-size="12pt" style:font-size-asian="12pt" style:font-size-complex="12pt"/>
    </style:style>
    <style:style style:name="P827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Apuntes control lab DP1.</text:p>
      <text:p text:style-name="P2">-Ejercicio 1. Creación de una entidad con atributos y extender a interfaz crude.</text:p>
      <text:p text:style-name="P3">1. Extender a BaseEntity para que tenga ID.<text:s/></text:p>
      <text:p text:style-name="P4">2.Creación de atributos:</text:p>
      <text:p text:style-name="P5"><text:span text:style-name="T6"><text:tab/></text:span><text:span text:style-name="T7">@</text:span><text:span text:style-name="T8">Getter</text:span></text:p>
      <text:p text:style-name="P9"><text:span text:style-name="T10">@</text:span><text:span text:style-name="T11">Setter</text:span></text:p>
      <text:p text:style-name="P12"><text:span text:style-name="T13">@</text:span><text:span text:style-name="T14">Entity</text:span></text:p>
      <text:p text:style-name="P15"><text:span text:style-name="T16">public</text:span><text:span text:style-name="T17"><text:s/></text:span><text:span text:style-name="T18">class</text:span><text:span text:style-name="T19"><text:s/></text:span><text:span text:style-name="T20">Product</text:span><text:span text:style-name="T21"><text:s/></text:span><text:span text:style-name="T22">extends</text:span><text:span text:style-name="T23"><text:s/></text:span><text:span text:style-name="T24">BaseEntity</text:span><text:span text:style-name="T25">{</text:span></text:p>
      <text:p text:style-name="P26"/>
      <text:p text:style-name="P27"><text:span text:style-name="T28">    @</text:span><text:span text:style-name="T29">NotNull</text:span></text:p>
      <text:p text:style-name="P30"><text:span text:style-name="T31">    @</text:span><text:span text:style-name="T32">Size</text:span><text:span text:style-name="T33">(</text:span><text:span text:style-name="T34">min</text:span><text:span text:style-name="T35">=</text:span><text:span text:style-name="T36">3</text:span><text:span text:style-name="T37">,<text:s/></text:span><text:span text:style-name="T38">max</text:span><text:span text:style-name="T39">=</text:span><text:span text:style-name="T40">50</text:span><text:span text:style-name="T41">)</text:span></text:p>
      <text:p text:style-name="P42"><text:span text:style-name="T43">   <text:s/></text:span><text:span text:style-name="T44">private</text:span><text:span text:style-name="T45"><text:s/></text:span><text:span text:style-name="T46">String</text:span><text:span text:style-name="T47"><text:s/></text:span><text:span text:style-name="T48">name</text:span><text:span text:style-name="T49">;</text:span></text:p>
      <text:p text:style-name="P50"/>
      <text:p text:style-name="P51"><text:span text:style-name="T52">    @</text:span><text:span text:style-name="T53">NotNull</text:span></text:p>
      <text:p text:style-name="P54"><text:span text:style-name="T55">    @</text:span><text:span text:style-name="T56">Size</text:span><text:span text:style-name="T57">(</text:span><text:span text:style-name="T58">min</text:span><text:span text:style-name="T59">=</text:span><text:span text:style-name="T60">0</text:span><text:span text:style-name="T61">)</text:span></text:p>
      <text:p text:style-name="P62"><text:span text:style-name="T63">   <text:s/></text:span><text:span text:style-name="T64">private</text:span><text:span text:style-name="T65"><text:s/></text:span><text:span text:style-name="T66">double</text:span><text:span text:style-name="T67"><text:s/></text:span><text:span text:style-name="T68">price</text:span><text:span text:style-name="T69">;</text:span></text:p>
      <text:p text:style-name="P70">   <text:s/></text:p>
      <text:p text:style-name="P71"><text:span text:style-name="T72">   <text:s/></text:span><text:span text:style-name="T73">ProductType</text:span><text:span text:style-name="T74"><text:s/></text:span><text:span text:style-name="T75">productType</text:span><text:span text:style-name="T76">;</text:span></text:p>
      <text:p text:style-name="P77"/>
      <text:p text:style-name="P78">3. Si queremos que sea único</text:p>
      <text:p text:style-name="P79"><text:span text:style-name="T80"><text:tab/></text:span><text:span text:style-name="T81">@</text:span><text:span text:style-name="T82">Entity</text:span></text:p>
      <text:p text:style-name="P83"><text:span text:style-name="T84">@</text:span><text:span text:style-name="T85">Table</text:span><text:span text:style-name="T86">(</text:span><text:span text:style-name="T87">name</text:span><text:span text:style-name="T88">=</text:span><text:span text:style-name="T89">"product_type"</text:span><text:span text:style-name="T90">)</text:span></text:p>
      <text:p text:style-name="P91"><text:span text:style-name="T92">public</text:span><text:span text:style-name="T93"><text:s/></text:span><text:span text:style-name="T94">class</text:span><text:span text:style-name="T95"><text:s/></text:span><text:span text:style-name="T96">ProductType</text:span><text:span text:style-name="T97"><text:s/></text:span><text:span text:style-name="T98">extends</text:span><text:span text:style-name="T99"><text:s/></text:span><text:span text:style-name="T100">BaseEntity</text:span><text:span text:style-name="T101">{</text:span></text:p>
      <text:p text:style-name="P102"><text:span text:style-name="T103">    @</text:span><text:span text:style-name="T104">NotNull</text:span></text:p>
      <text:p text:style-name="P105"><text:span text:style-name="T106">    @</text:span><text:span text:style-name="T107">Size</text:span><text:span text:style-name="T108">(</text:span><text:span text:style-name="T109">min</text:span><text:span text:style-name="T110">=</text:span><text:span text:style-name="T111">3</text:span><text:span text:style-name="T112">,</text:span><text:span text:style-name="T113">max</text:span><text:span text:style-name="T114">=</text:span><text:span text:style-name="T115">50</text:span><text:span text:style-name="T116">)</text:span></text:p>
      <text:p text:style-name="P117"><text:span text:style-name="T118">    @</text:span><text:span text:style-name="T119">Column</text:span><text:span text:style-name="T120">(</text:span><text:span text:style-name="T121">name</text:span><text:span text:style-name="T122">=</text:span><text:span text:style-name="T123">"name"</text:span><text:span text:style-name="T124">,<text:s/></text:span><text:span text:style-name="T125">unique</text:span><text:span text:style-name="T126">=</text:span><text:span text:style-name="T127">true</text:span><text:span text:style-name="T128">)</text:span></text:p>
      <text:p text:style-name="P129"><text:span text:style-name="T130">   <text:s/></text:span><text:span text:style-name="T131">String</text:span><text:span text:style-name="T132"><text:s/></text:span><text:span text:style-name="T133">name</text:span><text:span text:style-name="T134">;</text:span></text:p>
      <text:p text:style-name="P135"/>
      <text:p text:style-name="P136">4.Ejecutar consulta para un obtener todo</text:p>
      <text:p text:style-name="P137"> </text:p>
      <text:p text:style-name="P138"><text:span text:style-name="T139">    @</text:span><text:span text:style-name="T140">Query</text:span><text:span text:style-name="T141">(</text:span><text:span text:style-name="T142">"SELECT p FROM ProductType p"</text:span><text:span text:style-name="T143">)</text:span></text:p>
      <text:p text:style-name="P144"><text:span text:style-name="T145">   <text:s/></text:span><text:span text:style-name="T146">List</text:span><text:span text:style-name="T147">&lt;</text:span><text:span text:style-name="T148">ProductType</text:span><text:span text:style-name="T149">&gt;<text:s/></text:span><text:span text:style-name="T150">findAllProductTypes</text:span><text:span text:style-name="T151">();</text:span></text:p>
      <text:p text:style-name="P152"/>
      <text:p text:style-name="P153">5.Hacer una asociación N:1 desde producto a producto_type unidireccional</text:p>
      <text:p text:style-name="P154"><text:span text:style-name="T155">    @</text:span><text:span text:style-name="T156">ManyToOne</text:span></text:p>
      <text:p text:style-name="P157"><text:span text:style-name="T158">    @</text:span><text:span text:style-name="T159">NotNull</text:span></text:p>
      <text:p text:style-name="P160"><text:span text:style-name="T161">    @</text:span><text:span text:style-name="T162">JoinColumn</text:span><text:span text:style-name="T163">(</text:span><text:span text:style-name="T164">name</text:span><text:span text:style-name="T165">=</text:span><text:span text:style-name="T166">"product_type_id"</text:span><text:span text:style-name="T167">)</text:span></text:p>
      <text:p text:style-name="P168"><text:span text:style-name="T169">   <text:s/></text:span><text:span text:style-name="T170">ProductType</text:span><text:span text:style-name="T171"><text:s/></text:span><text:span text:style-name="T172">productType</text:span><text:span text:style-name="T173">;</text:span></text:p>
      <text:p text:style-name="P174"/>
      <text:p text:style-name="P175"/>
      <text:p text:style-name="P176">6.Mostrar un getAll como una lista</text:p>
      <text:p text:style-name="P177"><text:span text:style-name="T178">@</text:span><text:span text:style-name="T179">Service</text:span></text:p>
      <text:p text:style-name="P180"><text:span text:style-name="T181">public</text:span><text:span text:style-name="T182"><text:s/></text:span><text:span text:style-name="T183">class</text:span><text:span text:style-name="T184"><text:s/></text:span><text:span text:style-name="T185">RoomService</text:span><text:span text:style-name="T186"><text:s/>{  </text:span></text:p>
      <text:p text:style-name="P187">   <text:s/></text:p>
      <text:p text:style-name="P188"><text:span text:style-name="T189">   <text:s/></text:span><text:span text:style-name="T190">private</text:span><text:span text:style-name="T191"><text:s/></text:span><text:span text:style-name="T192">RoomRepository</text:span><text:span text:style-name="T193"><text:s/></text:span><text:span text:style-name="T194">roomRepository</text:span><text:span text:style-name="T195">;</text:span></text:p>
      <text:p text:style-name="P196"/>
      <text:p text:style-name="P197"><text:span text:style-name="T198">    @</text:span><text:span text:style-name="T199">Autowired</text:span></text:p>
      <text:p text:style-name="P200"><text:span text:style-name="T201">   <text:s/></text:span><text:span text:style-name="T202">public</text:span><text:span text:style-name="T203"><text:s/></text:span><text:span text:style-name="T204">RoomService</text:span><text:span text:style-name="T205">(</text:span><text:span text:style-name="T206">RoomRepository</text:span><text:span text:style-name="T207"><text:s/></text:span><text:span text:style-name="T208">roomRepository</text:span><text:span text:style-name="T209">){</text:span></text:p>
      <text:p text:style-name="P210"><text:span text:style-name="T211">       <text:s/></text:span><text:span text:style-name="T212">this</text:span><text:span text:style-name="T213">.</text:span><text:span text:style-name="T214">roomRepository</text:span><text:span text:style-name="T215"><text:s/>=<text:s/></text:span><text:span text:style-name="T216">roomRepository</text:span><text:span text:style-name="T217">;</text:span></text:p>
      <text:p text:style-name="P218">    }</text:p>
      <text:p text:style-name="P219"/>
      <text:p text:style-name="P220"><text:span text:style-name="T221">    @</text:span><text:span text:style-name="T222">Transactional</text:span><text:span text:style-name="T223">(</text:span><text:span text:style-name="T224">readOnly</text:span><text:span text:style-name="T225"><text:s/>=<text:s/></text:span><text:span text:style-name="T226">true</text:span><text:span text:style-name="T227">)</text:span></text:p>
      <text:p text:style-name="P228"><text:span text:style-name="T229">   <text:s/></text:span><text:span text:style-name="T230">public</text:span><text:span text:style-name="T231"><text:s/></text:span><text:span text:style-name="T232">List</text:span><text:span text:style-name="T233">&lt;</text:span><text:span text:style-name="T234">Room</text:span><text:span text:style-name="T235">&gt;<text:s/></text:span><text:span text:style-name="T236">getAllRooms</text:span><text:span text:style-name="T237">(){</text:span></text:p>
      <text:p text:style-name="P238"><text:span text:style-name="T239">       <text:s/></text:span><text:span text:style-name="T240">return</text:span><text:span text:style-name="T241"><text:s/></text:span><text:span text:style-name="T242">this</text:span><text:span text:style-name="T243">.</text:span><text:span text:style-name="T244">roomRepository</text:span><text:span text:style-name="T245">.</text:span><text:span text:style-name="T246">findAll</text:span><text:span text:style-name="T247">();</text:span></text:p>
      <text:p text:style-name="P248"/>
      <text:p text:style-name="P249">    }</text:p>
      <text:p text:style-name="P250"/>
      <text:p text:style-name="P251">7.Obtener algo según el paramtero nombre:</text:p>
      <text:p text:style-name="P252"/>
      <text:p text:style-name="P253"><text:span text:style-name="T254">    @</text:span><text:span text:style-name="T255">Query</text:span><text:span text:style-name="T256">(</text:span><text:span text:style-name="T257">"SELECT t FROM ProductType t WHERE t.name=?1"</text:span><text:span text:style-name="T258">)</text:span></text:p>
      <text:p text:style-name="P259"><text:span text:style-name="T260">   <text:s/></text:span><text:span text:style-name="T261">ProductType</text:span><text:span text:style-name="T262"><text:s/></text:span><text:span text:style-name="T263">getProductType</text:span><text:span text:style-name="T264">(</text:span><text:span text:style-name="T265">String</text:span><text:span text:style-name="T266"><text:s/></text:span><text:span text:style-name="T267">nombre</text:span><text:span text:style-name="T268">);</text:span></text:p>
      <text:p text:style-name="P269"/>
      <text:p text:style-name="P270">8.Implementar la clase<text:s/>formatter:</text:p>
      <text:p text:style-name="P271"><text:span text:style-name="T272">@</text:span><text:span text:style-name="T273">Component</text:span></text:p>
      <text:p text:style-name="P274"><text:span text:style-name="T275">public</text:span><text:span text:style-name="T276"><text:s/></text:span><text:span text:style-name="T277">class</text:span><text:span text:style-name="T278"><text:s/></text:span><text:span text:style-name="T279">ProductTypeFormatter</text:span><text:span text:style-name="T280"><text:s/></text:span><text:span text:style-name="T281">implements</text:span><text:span text:style-name="T282"><text:s/></text:span><text:span text:style-name="T283">Formatter</text:span><text:span text:style-name="T284">&lt;</text:span><text:span text:style-name="T285">ProductType</text:span><text:span text:style-name="T286">&gt;{</text:span></text:p>
      <text:p text:style-name="P287"/>
      <text:p text:style-name="P288"><text:span text:style-name="T289">    @</text:span><text:span text:style-name="T290">Autowired</text:span></text:p>
      <text:p text:style-name="P291"><text:span text:style-name="T292">   <text:s/></text:span><text:span text:style-name="T293">private</text:span><text:span text:style-name="T294"><text:s/></text:span><text:span text:style-name="T295">ProductService</text:span><text:span text:style-name="T296"><text:s/></text:span><text:span text:style-name="T297">ps</text:span><text:span text:style-name="T298">;</text:span></text:p>
      <text:p text:style-name="P299"/>
      <text:p text:style-name="P300"><text:span text:style-name="T301">    @</text:span><text:span text:style-name="T302">Override</text:span></text:p>
      <text:p text:style-name="P303"><text:span text:style-name="T304">   <text:s/></text:span><text:span text:style-name="T305">public</text:span><text:span text:style-name="T306"><text:s/></text:span><text:span text:style-name="T307">String</text:span><text:span text:style-name="T308"><text:s/></text:span><text:span text:style-name="T309">print</text:span><text:span text:style-name="T310">(</text:span><text:span text:style-name="T311">ProductType</text:span><text:span text:style-name="T312"><text:s/></text:span><text:span text:style-name="T313">object</text:span><text:span text:style-name="T314">,<text:s/></text:span><text:span text:style-name="T315">Locale</text:span><text:span text:style-name="T316"><text:s/></text:span><text:span text:style-name="T317">locale</text:span><text:span text:style-name="T318">) {</text:span></text:p>
      <text:p text:style-name="P319"><text:span text:style-name="T320">       <text:s/></text:span><text:span text:style-name="T321">return</text:span><text:span text:style-name="T322"><text:s/></text:span><text:span text:style-name="T323">object</text:span><text:span text:style-name="T324">.</text:span><text:span text:style-name="T325">getName</text:span><text:span text:style-name="T326">();</text:span></text:p>
      <text:p text:style-name="P327">    }</text:p>
      <text:p text:style-name="P328"/>
      <text:p text:style-name="P329"><text:span text:style-name="T330"> </text:span><text:span text:style-name="T331"><text:s/>  @</text:span><text:span text:style-name="T332">Override</text:span></text:p>
      <text:p text:style-name="P333"><text:span text:style-name="T334">   <text:s/></text:span><text:span text:style-name="T335">public</text:span><text:span text:style-name="T336"><text:s/></text:span><text:span text:style-name="T337">ProductType</text:span><text:span text:style-name="T338"><text:s/></text:span><text:span text:style-name="T339">parse</text:span><text:span text:style-name="T340">(</text:span><text:span text:style-name="T341">String</text:span><text:span text:style-name="T342"><text:s/></text:span><text:span text:style-name="T343">text</text:span><text:span text:style-name="T344">,<text:s/></text:span><text:span text:style-name="T345">Locale</text:span><text:span text:style-name="T346"><text:s/></text:span><text:span text:style-name="T347">locale</text:span><text:span text:style-name="T348">)<text:s/></text:span><text:span text:style-name="T349">throws</text:span><text:span text:style-name="T350"><text:s/></text:span><text:span text:style-name="T351">ParseException</text:span><text:span text:style-name="T352"><text:s/>{</text:span></text:p>
      <text:p text:style-name="P353"><text:span text:style-name="T354">       <text:s/></text:span><text:span text:style-name="T355">ProductType</text:span><text:span text:style-name="T356"><text:s/></text:span><text:span text:style-name="T357">p</text:span><text:span text:style-name="T358"><text:s/>=<text:s/></text:span><text:span text:style-name="T359">this</text:span><text:span text:style-name="T360">.</text:span><text:span text:style-name="T361">ps</text:span><text:span text:style-name="T362">.</text:span><text:span text:style-name="T363">getProductType</text:span><text:span text:style-name="T364">(</text:span><text:span text:style-name="T365">text</text:span><text:span text:style-name="T366">);</text:span></text:p>
      <text:p text:style-name="P367"><text:span text:style-name="T368">       <text:s/></text:span><text:span text:style-name="T369">if</text:span><text:span text:style-name="T370">(</text:span><text:span text:style-name="T371">p</text:span><text:span text:style-name="T372"><text:s/>==<text:s/></text:span><text:span text:style-name="T373">null</text:span><text:span text:style-name="T374">){</text:span></text:p>
      <text:p text:style-name="P375"><text:span text:style-name="T376">           <text:s/></text:span><text:span text:style-name="T377">throw</text:span><text:span text:style-name="T378"><text:s/></text:span><text:span text:style-name="T379">new</text:span><text:span text:style-name="T380"><text:s/></text:span><text:span text:style-name="T381">ParseException</text:span><text:span text:style-name="T382">(</text:span><text:span text:style-name="T383">text</text:span><text:span text:style-name="T384">,<text:s/></text:span><text:span text:style-name="T385">0</text:span><text:span text:style-name="T386">);</text:span></text:p>
      <text:p text:style-name="P387"><text:span text:style-name="T388">        }<text:s/></text:span><text:span text:style-name="T389">else</text:span><text:span text:style-name="T390">{</text:span></text:p>
      <text:p text:style-name="P391"><text:span text:style-name="T392">           <text:s/></text:span><text:span text:style-name="T393">return</text:span><text:span text:style-name="T394"><text:s/></text:span><text:span text:style-name="T395">p</text:span><text:span text:style-name="T396">;</text:span></text:p>
      <text:p text:style-name="P397">        }</text:p>
      <text:p text:style-name="P398">    }</text:p>
      <text:p text:style-name="P399"/>
      <text:p text:style-name="P400">En el primer método, mostramos el atributo que nos pidan del object.</text:p>
      <text:p text:style-name="P401">En el segundo método, si no podemos parsear la consulta que nos pidan del service, es decir cuando valga null lanzamos la excepción.</text:p>
      <text:p text:style-name="P402"/>
      <text:p text:style-name="P403">9.Creación de un formulario para guardar datos.</text:p>
      <text:p text:style-name="P404">Paso 1: crear el método post en el repository y en el service</text:p>
      <text:p text:style-name="P405">Paso 2: crear la clase controller,<text:s/>para cargar los datos del service en la vista.</text:p>
      <text:p text:style-name="P406"><text:span text:style-name="T407">@</text:span><text:span text:style-name="T408">Controller</text:span></text:p>
      <text:p text:style-name="P409"><text:span text:style-name="T410">@</text:span><text:span text:style-name="T411">RequestMapping</text:span><text:span text:style-name="T412">(</text:span><text:span text:style-name="T413">"/product"</text:span><text:span text:style-name="T414">)</text:span></text:p>
      <text:p text:style-name="P415"><text:span text:style-name="T416">public</text:span><text:span text:style-name="T417"><text:s/></text:span><text:span text:style-name="T418">class</text:span><text:span text:style-name="T419"><text:s/></text:span><text:span text:style-name="T420">ProductController</text:span><text:span text:style-name="T421"><text:s/>{</text:span></text:p>
      <text:p text:style-name="P422"/>
      <text:p text:style-name="P423"><text:span text:style-name="T424">    @</text:span><text:span text:style-name="T425">Autowired</text:span></text:p>
      <text:p text:style-name="P426"><text:span text:style-name="T427">   <text:s/></text:span><text:span text:style-name="T428">private</text:span><text:span text:style-name="T429"><text:s/></text:span><text:span text:style-name="T430">ProductService</text:span><text:span text:style-name="T431"><text:s/></text:span><text:span text:style-name="T432">productService</text:span><text:span text:style-name="T433">;</text:span></text:p>
      <text:p text:style-name="P434"><text:span text:style-name="T435">   <text:s/></text:span><text:span text:style-name="T436">private</text:span><text:span text:style-name="T437"><text:s/></text:span><text:span text:style-name="T438">static</text:span><text:span text:style-name="T439"><text:s/></text:span><text:span text:style-name="T440">final</text:span><text:span text:style-name="T441"><text:s/></text:span><text:span text:style-name="T442">String</text:span><text:span text:style-name="T443"><text:s/></text:span><text:span text:style-name="T444">VIEWS_FORM</text:span><text:span text:style-name="T445"><text:s/>=<text:s/></text:span><text:span text:style-name="T446">"/product/createOrUpdateProductForm"</text:span><text:span text:style-name="T447">;</text:span></text:p>
      <text:p text:style-name="P448"/>
      <text:p text:style-name="P449"><text:span text:style-name="T450">    @</text:span><text:span text:style-name="T451">GetMapping</text:span><text:span text:style-name="T452">(</text:span><text:span text:style-name="T453">path</text:span><text:span text:style-name="T454"><text:s/>=<text:s/></text:span><text:span text:style-name="T455">"/create"</text:span><text:span text:style-name="T456">)</text:span></text:p>
      <text:p text:style-name="P457"><text:span text:style-name="T458">   <text:s/></text:span><text:span text:style-name="T459">public</text:span><text:span text:style-name="T460"><text:s/></text:span><text:span text:style-name="T461">String</text:span><text:span text:style-name="T462"><text:s/></text:span><text:span text:style-name="T463">viewForm</text:span><text:span text:style-name="T464">(</text:span><text:span text:style-name="T465">ModelMap</text:span><text:span text:style-name="T466"><text:s/></text:span><text:span text:style-name="T467">map</text:span><text:span text:style-name="T468">){</text:span></text:p>
      <text:p text:style-name="P469"><text:span text:style-name="T470">       <text:s/></text:span><text:span text:style-name="T471">String</text:span><text:span text:style-name="T472"><text:s/></text:span><text:span text:style-name="T473">view</text:span><text:span text:style-name="T474"><text:s/>=<text:s/></text:span><text:span text:style-name="T475">VIEWS_FORM</text:span><text:span text:style-name="T476">;</text:span></text:p>
      <text:p text:style-name="P477"><text:span text:style-name="T478">       <text:s/></text:span><text:span text:style-name="T479">map</text:span><text:span text:style-name="T480">.</text:span><text:span text:style-name="T481">addAttribute</text:span><text:span text:style-name="T482">(</text:span><text:span text:style-name="T483">"product"</text:span><text:span text:style-name="T484">,<text:s/></text:span><text:span text:style-name="T485">new</text:span><text:span text:style-name="T486"><text:s/></text:span><text:span text:style-name="T487">Product</text:span><text:span text:style-name="T488">());</text:span></text:p>
      <text:p text:style-name="P489"><text:span text:style-name="T490">       <text:s/></text:span><text:span text:style-name="T491">map</text:span><text:span text:style-name="T492">.</text:span><text:span text:style-name="T493">addAttribute</text:span><text:span text:style-name="T494">(</text:span><text:span text:style-name="T495">"productType"</text:span><text:span text:style-name="T496">,<text:s/></text:span><text:span text:style-name="T497">productService</text:span><text:span text:style-name="T498">.</text:span><text:span text:style-name="T499">findAllProductTypes</text:span><text:span text:style-name="T500">());</text:span></text:p>
      <text:p text:style-name="P501"><text:span text:style-name="T502">       <text:s/></text:span><text:span text:style-name="T503">return</text:span><text:span text:style-name="T504"><text:s/></text:span><text:span text:style-name="T505">view</text:span><text:span text:style-name="T506">;</text:span></text:p>
      <text:p text:style-name="P507">    }</text:p>
      <text:p text:style-name="P508"/>
      <text:p text:style-name="P509">Poner @Controller y el path que nos digan en la url con el @RequestMapping</text:p>
      <text:p text:style-name="P510">Asociar la clase service con el autowired. Crear una constante con la ruta del fichero jsp. Hacer la clase, añadiendo dal modelmap los atributos que queremos mostrar o guardar en la vista. En este caso, añado el constructor de producto porque voy a generar un nuevo producto y como quiero mostrar tb todos los tipos de producto pues tb lo añado.</text:p>
      <text:p text:style-name="P511"/>
      <text:p text:style-name="P512">Paso 3: crear la vista jsp(copiar otra y poner esto)</text:p>
      <text:p text:style-name="P513"><text:span text:style-name="T514">&lt;</text:span><text:span text:style-name="T515">%@ page session="false" trimDirectiveWhitespaces="true" %&gt;</text:span></text:p>
      <text:p text:style-name="P516"><text:span text:style-name="T517">&lt;</text:span><text:span text:style-name="T518">%@ taglib prefix="spring" uri="http://www.springframework.org/tags" %&gt;</text:span></text:p>
      <text:p text:style-name="P519"><text:span text:style-name="T520">&lt;</text:span><text:span text:style-name="T521">%@ taglib prefix="fmt" uri="http://java.sun.com/jsp/jstl/fmt" %&gt;</text:span></text:p>
      <text:p text:style-name="P522"><text:span text:style-name="T523">&lt;</text:span><text:span text:style-name="T524">%@ taglib prefix="c" uri="http://java.sun.com/jsp/jstl/core" %&gt;</text:span></text:p>
      <text:p text:style-name="P525"><text:span text:style-name="T526">&lt;</text:span><text:span text:style-name="T527">%@ taglib prefix="fn" uri="http://java.sun.com/jsp/jstl/functions" %&gt;</text:span></text:p>
      <text:p text:style-name="P528"><text:span text:style-name="T529">&lt;</text:span><text:span text:style-name="T530">%@ taglib prefix="form" uri="http://www.springframework.org/tags/form" %&gt;</text:span></text:p>
      <text:p text:style-name="P531"><text:span text:style-name="T532">&lt;</text:span><text:span text:style-name="T533">%@ taglib prefix="petclinic" tagdir="/WEB-INF/tags" %&gt;</text:span></text:p>
      <text:p text:style-name="P534"/>
      <text:p text:style-name="P535"><text:span text:style-name="T536">&lt;</text:span><text:span text:style-name="T537">petclinic:layout</text:span><text:span text:style-name="T538"><text:s/></text:span><text:span text:style-name="T539">pageName</text:span><text:span text:style-name="T540">=</text:span><text:span text:style-name="T541">"Products"</text:span><text:span text:style-name="T542">&gt;</text:span></text:p>
      <text:p text:style-name="P543">   <text:s/></text:p>
      <text:p text:style-name="P544"><text:span text:style-name="T545">   <text:s/></text:span><text:span text:style-name="T546">&lt;</text:span><text:span text:style-name="T547">jsp:body</text:span><text:span text:style-name="T548">&gt;</text:span></text:p>
      <text:p text:style-name="P549"><text:span text:style-name="T550">       <text:s/></text:span><text:span text:style-name="T551">&lt;</text:span><text:span text:style-name="T552">form:form</text:span><text:span text:style-name="T553"><text:s/></text:span><text:span text:style-name="T554">modelAttribute</text:span><text:span text:style-name="T555">=</text:span><text:span text:style-name="T556">"product"</text:span><text:span text:style-name="T557"><text:s/></text:span><text:span text:style-name="T558">class</text:span><text:span text:style-name="T559">=</text:span><text:span text:style-name="T560">"form-horizontal"</text:span><text:span text:style-name="T561">&gt;</text:span></text:p>
      <text:p text:style-name="P562"><text:span text:style-name="T563">           <text:s/></text:span><text:span text:style-name="T564">&lt;</text:span><text:span text:style-name="T565">div</text:span><text:span text:style-name="T566"><text:s/></text:span><text:span text:style-name="T567">class</text:span><text:span text:style-name="T568">=</text:span><text:span text:style-name="T569">"form-group has-feedback"</text:span><text:span text:style-name="T570">&gt;</text:span></text:p>
      <text:p text:style-name="P571"><text:span text:style-name="T572">               <text:s/></text:span><text:span text:style-name="T573">&lt;</text:span><text:span text:style-name="T574">petclinic:inputField</text:span><text:span text:style-name="T575"><text:s/></text:span><text:span text:style-name="T576">label</text:span><text:span text:style-name="T577">=</text:span><text:span text:style-name="T578">"Name"</text:span><text:span text:style-name="T579"><text:s/></text:span><text:span text:style-name="T580">name</text:span><text:span text:style-name="T581">=</text:span><text:span text:style-name="T582">"name"</text:span><text:span text:style-name="T583">/&gt;</text:span></text:p>
      <text:p text:style-name="P584"><text:span text:style-name="T585">               <text:s/></text:span><text:span text:style-name="T586">&lt;</text:span><text:span text:style-name="T587">petclinic:inputField</text:span><text:span text:style-name="T588"><text:s/></text:span><text:span text:style-name="T589">label</text:span><text:span text:style-name="T590">=</text:span><text:span text:style-name="T591">"Price"</text:span><text:span text:style-name="T592"><text:s/></text:span><text:span text:style-name="T593">name</text:span><text:span text:style-name="T594">=</text:span><text:span text:style-name="T595">"price"</text:span><text:span text:style-name="T596">/&gt;</text:span></text:p>
      <text:p text:style-name="P597"><text:span text:style-name="T598">               <text:s/></text:span><text:span text:style-name="T599">&lt;</text:span><text:span text:style-name="T600">div</text:span><text:span text:style-name="T601"><text:s/></text:span><text:span text:style-name="T602">class</text:span><text:span text:style-name="T603">=</text:span><text:span text:style-name="T604">"control-group"</text:span><text:span text:style-name="T605">&gt;</text:span></text:p>
      <text:p text:style-name="P606"><text:span text:style-name="T607">                   <text:s/></text:span><text:span text:style-name="T608">&lt;</text:span><text:span text:style-name="T609">petclinic:selectField</text:span><text:span text:style-name="T610"><text:s/></text:span><text:span text:style-name="T611">name</text:span><text:span text:style-name="T612">=</text:span><text:span text:style-name="T613">"productType"</text:span><text:span text:style-name="T614"><text:s/></text:span><text:span text:style-name="T615">label</text:span><text:span text:style-name="T616">=</text:span><text:span text:style-name="T617">"Product Type"</text:span><text:span text:style-name="T618"><text:s/></text:span><text:span text:style-name="T619">names</text:span><text:span text:style-name="T620">=</text:span><text:span text:style-name="T621">"${productType}"</text:span><text:span text:style-name="T622"><text:s/></text:span><text:span text:style-name="T623">size</text:span><text:span text:style-name="T624">=</text:span><text:span text:style-name="T625">"3"</text:span><text:span text:style-name="T626">/&gt;</text:span></text:p>
      <text:p text:style-name="P627"><text:span text:style-name="T628">               <text:s/></text:span><text:span text:style-name="T629">&lt;/</text:span><text:span text:style-name="T630">div</text:span><text:span text:style-name="T631">&gt;</text:span></text:p>
      <text:p text:style-name="P632"><text:span text:style-name="T633">           <text:s/></text:span><text:span text:style-name="T634">&lt;/</text:span><text:span text:style-name="T635">div</text:span><text:span text:style-name="T636">&gt;</text:span></text:p>
      <text:p text:style-name="P637"><text:span text:style-name="T638">           <text:s/></text:span><text:span text:style-name="T639">&lt;</text:span><text:span text:style-name="T640">div</text:span><text:span text:style-name="T641"><text:s/></text:span><text:span text:style-name="T642">class</text:span><text:span text:style-name="T643">=</text:span><text:span text:style-name="T644">"form-group"</text:span><text:span text:style-name="T645">&gt;</text:span></text:p>
      <text:p text:style-name="P646"><text:span text:style-name="T647">               <text:s/></text:span><text:span text:style-name="T648">&lt;</text:span><text:span text:style-name="T649">div</text:span><text:span text:style-name="T650"><text:s/></text:span><text:span text:style-name="T651">class</text:span><text:span text:style-name="T652">=</text:span><text:span text:style-name="T653">"col-sm-offset-2 col-sm-10"</text:span><text:span text:style-name="T654">&gt;</text:span></text:p>
      <text:p text:style-name="P655"><text:span text:style-name="T656">                   </text:span><text:span text:style-name="T657">&lt;</text:span><text:span text:style-name="T658">input</text:span><text:span text:style-name="T659"><text:s/></text:span><text:span text:style-name="T660">type</text:span><text:span text:style-name="T661">=</text:span><text:span text:style-name="T662">"hidden"</text:span><text:span text:style-name="T663"><text:s/></text:span><text:span text:style-name="T664">name</text:span><text:span text:style-name="T665">=</text:span><text:span text:style-name="T666">"id"</text:span><text:span text:style-name="T667"><text:s/></text:span><text:span text:style-name="T668">value</text:span><text:span text:style-name="T669">=</text:span><text:span text:style-name="T670">"${card.id}"</text:span><text:span text:style-name="T671">/&gt;</text:span></text:p>
      <text:p text:style-name="P672"><text:span text:style-name="T673">                   </text:span><text:span text:style-name="T674">&lt;</text:span><text:span text:style-name="T675">button</text:span><text:span text:style-name="T676"><text:s/></text:span><text:span text:style-name="T677">class</text:span><text:span text:style-name="T678">=</text:span><text:span text:style-name="T679">"btn btn-default"</text:span><text:span text:style-name="T680"><text:s/></text:span><text:span text:style-name="T681">type</text:span><text:span text:style-name="T682">=</text:span><text:span text:style-name="T683">"submit"</text:span><text:span text:style-name="T684">&gt;</text:span><text:span text:style-name="T685">Add Product</text:span><text:span text:style-name="T686">&lt;/</text:span><text:span text:style-name="T687">button</text:span><text:span text:style-name="T688">&gt;</text:span></text:p>
      <text:p text:style-name="P689"><text:span text:style-name="T690">               <text:s/></text:span><text:span text:style-name="T691">&lt;/</text:span><text:span text:style-name="T692">div</text:span><text:span text:style-name="T693">&gt;</text:span></text:p>
      <text:p text:style-name="P694"><text:span text:style-name="T695">           <text:s/></text:span><text:span text:style-name="T696">&lt;/</text:span><text:span text:style-name="T697">div</text:span><text:span text:style-name="T698">&gt;</text:span></text:p>
      <text:p text:style-name="P699"><text:span text:style-name="T700">       <text:s/></text:span><text:span text:style-name="T701">&lt;/</text:span><text:span text:style-name="T702">form:form</text:span><text:span text:style-name="T703">&gt;</text:span></text:p>
      <text:p text:style-name="P704"><text:span text:style-name="T705">   <text:s/></text:span><text:span text:style-name="T706">&lt;/</text:span><text:span text:style-name="T707">jsp:body</text:span><text:span text:style-name="T708">&gt;</text:span></text:p>
      <text:p text:style-name="P709"><text:span text:style-name="T710">&lt;/</text:span><text:span text:style-name="T711">petclinic:layout</text:span><text:span text:style-name="T712">&gt;</text:span></text:p>
      <text:p text:style-name="P713"/>
      <text:p text:style-name="P714"/>
      <text:p text:style-name="P715">Tiene dos inputs, un seleccionador y un botón para crear el producto.</text:p>
      <text:p text:style-name="P716">10.Método POST</text:p>
      <text:p text:style-name="P717">1.Crear el método save en el service</text:p>
      <text:p text:style-name="P718">2.Crear el método post en el controller</text:p>
      <text:p text:style-name="P719"><text:span text:style-name="T720"> @</text:span><text:span text:style-name="T721">PostMapping</text:span><text:span text:style-name="T722">(</text:span><text:span text:style-name="T723">path</text:span><text:span text:style-name="T724"><text:s/>=<text:s/></text:span><text:span text:style-name="T725">"/create"</text:span><text:span text:style-name="T726">)</text:span></text:p>
      <text:p text:style-name="P727"><text:span text:style-name="T728">   <text:s/></text:span><text:span text:style-name="T729">public</text:span><text:span text:style-name="T730"><text:s/></text:span><text:span text:style-name="T731">String</text:span><text:span text:style-name="T732"><text:s/></text:span><text:span text:style-name="T733">createProduct</text:span><text:span text:style-name="T734">(@</text:span><text:span text:style-name="T735">Valid</text:span><text:span text:style-name="T736"><text:s/></text:span><text:span text:style-name="T737">Product</text:span><text:span text:style-name="T738"><text:s/></text:span><text:span text:style-name="T739">product</text:span><text:span text:style-name="T740">,<text:s/></text:span><text:span text:style-name="T741">BindingResult</text:span><text:span text:style-name="T742"><text:s/></text:span><text:span text:style-name="T743">res</text:span><text:span text:style-name="T744">,<text:s/></text:span><text:span text:style-name="T745">ModelMap</text:span><text:span text:style-name="T746"><text:s/></text:span><text:span text:style-name="T747">map</text:span><text:span text:style-name="T748">){</text:span></text:p>
      <text:p text:style-name="P749"><text:span text:style-name="T750">       <text:s/></text:span><text:span text:style-name="T751">String</text:span><text:span text:style-name="T752"><text:s/></text:span><text:span text:style-name="T753">view</text:span><text:span text:style-name="T754"><text:s/>=<text:s/></text:span><text:span text:style-name="T755">"welcome"</text:span><text:span text:style-name="T756">;</text:span></text:p>
      <text:p text:style-name="P757"><text:span text:style-name="T758">       <text:s/></text:span><text:span text:style-name="T759">if</text:span><text:span text:style-name="T760">(</text:span><text:span text:style-name="T761">res</text:span><text:span text:style-name="T762">.</text:span><text:span text:style-name="T763">hasErrors</text:span><text:span text:style-name="T764">()){</text:span></text:p>
      <text:p text:style-name="P765"><text:span text:style-name="T766">           <text:s/></text:span><text:span text:style-name="T767">map</text:span><text:span text:style-name="T768">.</text:span><text:span text:style-name="T769">addAttribute</text:span><text:span text:style-name="T770">(</text:span><text:span text:style-name="T771">"product"</text:span><text:span text:style-name="T772">,<text:s/></text:span><text:span text:style-name="T773">product</text:span><text:span text:style-name="T774">);</text:span></text:p>
      <text:p text:style-name="P775"><text:span text:style-name="T776">           <text:s/></text:span><text:span text:style-name="T777">map</text:span><text:span text:style-name="T778">.</text:span><text:span text:style-name="T779">addAttribute</text:span><text:span text:style-name="T780">(</text:span><text:span text:style-name="T781">"productType"</text:span><text:span text:style-name="T782">,<text:s/></text:span><text:span text:style-name="T783">productService</text:span><text:span text:style-name="T784">.</text:span><text:span text:style-name="T785">findAllProductTypes</text:span><text:span text:style-name="T786">());</text:span></text:p>
      <text:p text:style-name="P787"><text:span text:style-name="T788">           <text:s/></text:span><text:span text:style-name="T789">return</text:span><text:span text:style-name="T790"><text:s/></text:span><text:span text:style-name="T791">VIEWS_FORM</text:span><text:span text:style-name="T792">;</text:span></text:p>
      <text:p text:style-name="P793"><text:span text:style-name="T794">        }</text:span><text:span text:style-name="T795">else</text:span><text:span text:style-name="T796">{</text:span></text:p>
      <text:p text:style-name="P797"><text:span text:style-name="T798">           <text:s/></text:span><text:span text:style-name="T799">productService</text:span><text:span text:style-name="T800">.</text:span><text:span text:style-name="T801">save</text:span><text:span text:style-name="T802">(</text:span><text:span text:style-name="T803">product</text:span><text:span text:style-name="T804">);</text:span></text:p>
      <text:p text:style-name="P805"><text:span text:style-name="T806">           <text:s/></text:span><text:span text:style-name="T807">map</text:span><text:span text:style-name="T808">.</text:span><text:span text:style-name="T809">addAttribute</text:span><text:span text:style-name="T810">(</text:span><text:span text:style-name="T811">"message"</text:span><text:span text:style-name="T812">,<text:s/></text:span><text:span text:style-name="T813">"Product succesfully save"</text:span><text:span text:style-name="T814">);</text:span></text:p>
      <text:p text:style-name="P815">        }</text:p>
      <text:p text:style-name="P816"><text:span text:style-name="T817">       <text:s/></text:span><text:span text:style-name="T818">return</text:span><text:span text:style-name="T819"><text:s/></text:span><text:span text:style-name="T820">view</text:span><text:span text:style-name="T821">;</text:span></text:p>
      <text:p text:style-name="P822">    }</text:p>
      <text:p text:style-name="P823"/>
      <text:p text:style-name="P824">Poner @PostMapping y el path. Creamos el método y le pasamos lo que queramos guardar validado, el result y el model map. Creamos la vista a la que queremos volver una vez creado lo que queramos crear. Si tiene errores, permanecemos en el formulario y si no tiene errores llamamos al método save del service y volvemos a la vista inicial.</text:p>
      <text:p text:style-name="P825"/>
      <text:p text:style-name="P826"/>
      <text:p text:style-name="P8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JANDRO GALLARDO PELAYO</meta:initial-creator>
    <dc:creator>ALEJANDRO GALLARDO PELAYO</dc:creator>
    <meta:creation-date>2022-10-31T10:30:00Z</meta:creation-date>
    <dc:date>2022-11-01T11:31:00Z</dc:date>
    <meta:template xlink:href="Normal.dotm" xlink:type="simple"/>
    <meta:editing-cycles>4</meta:editing-cycles>
    <meta:editing-duration>PT13620S</meta:editing-duration>
    <meta:document-statistic meta:page-count="1" meta:paragraph-count="11" meta:word-count="873" meta:character-count="5666" meta:row-count="40" meta:non-whitespace-character-count="4804"/>
  </office:meta>
</office:document-meta>
</file>